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d83b"/>
    </style:style>
    <style:style style:name="P2" style:family="paragraph" style:parent-style-name="Standard">
      <style:text-properties officeooo:rsid="0019e89d" officeooo:paragraph-rsid="0019e89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c873e"/>
    </style:style>
    <style:style style:name="P5" style:family="paragraph" style:parent-style-name="Standard">
      <style:text-properties officeooo:paragraph-rsid="001d73bc"/>
    </style:style>
    <style:style style:name="T1" style:family="text">
      <style:text-properties officeooo:rsid="00112f87"/>
    </style:style>
    <style:style style:name="T2" style:family="text">
      <style:text-properties officeooo:rsid="0011d83b"/>
    </style:style>
    <style:style style:name="T3" style:family="text">
      <style:text-properties officeooo:rsid="00145a1d"/>
    </style:style>
    <style:style style:name="T4" style:family="text">
      <style:text-properties officeooo:rsid="00147569"/>
    </style:style>
    <style:style style:name="T5" style:family="text">
      <style:text-properties officeooo:rsid="0019035e"/>
    </style:style>
    <style:style style:name="T6" style:family="text">
      <style:text-properties officeooo:rsid="001c3e83"/>
    </style:style>
    <style:style style:name="T7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תמונה 1-------------------------------------</text:p>
      <text:p text:style-name="Standard">כל ג הוא ב</text:p>
      <text:p text:style-name="Standard">כל ב הוא א</text:p>
      <text:p text:style-name="Standard">כל ג הוא א</text:p>
      <text:p text:style-name="Standard">-----<text:span text:style-name="T1">nowadays every grandfather is a father, nowadays every father is a son, nowadays every grandfather is a son.</text:span></text:p>
      <text:p text:style-name="Standard">---</text:p>
      <text:p text:style-name="Standard">כל ג הוא ב</text:p>
      <text:p text:style-name="Standard">אין שום ב שהוא א</text:p>
      <text:p text:style-name="Standard">אין שום ג שהוא א</text:p>
      <text:p text:style-name="P1">----every lemon is a fruit. <text:span text:style-name="T1">There is no lemon that is a person.</text:span> there is no <text:span text:style-name="T1">fruit</text:span> that is <text:span text:style-name="T1">a person. </text:span></text:p>
      <text:p text:style-name="Standard">יש ג שהוא ב</text:p>
      <text:p text:style-name="Standard">כל ב הוא א</text:p>
      <text:p text:style-name="Standard">יש ג שהוא א</text:p>
      <text:p text:style-name="Standard">---<text:span text:style-name="T4">there is wood that is a chair. </text:span><text:span text:style-name="T2">every </text:span><text:span text:style-name="T3">chair is a furniture. </text:span><text:span text:style-name="T4">There is wood that is a furniture.</text:span><text:span text:style-name="T3"> </text:span></text:p>
      <text:p text:style-name="Standard">יש ג שהוא ב</text:p>
      <text:p text:style-name="Standard">אין שום ב שהוא א</text:p>
      <text:p text:style-name="Standard">יש ג שאינו א</text:p>
      <text:p text:style-name="Standard">---<text:span text:style-name="T5">There is a living creature that is a rabbit. There is no rabbit that is a person. There is a living creature that is not human.</text:span></text:p>
      <text:p text:style-name="Standard"/>
      <text:p text:style-name="P3">תמונה 2------------------------------------</text:p>
      <text:p text:style-name="Standard">כל ג הוא ב</text:p>
      <text:p text:style-name="Standard">אין שום א שהוא ב</text:p>
      <text:p text:style-name="Standard">אין שום ג שהוא א</text:p>
      <text:p text:style-name="P2">---every tomato is a vegtable. There is no apple that is a vetable. There is no tomato that is a tomato.</text:p>
      <text:p text:style-name="Standard">אין שום ג שהוא ב</text:p>
      <text:p text:style-name="Standard">כל א הוא ב</text:p>
      <text:p text:style-name="Standard">אין שום ג שהוא א</text:p>
      <text:p text:style-name="Standard">---there is no pearl that is a furnitre, every chair is a furniture. There is no pearl that is a chair.</text:p>
      <text:p text:style-name="Standard">יש ג שהוא ב</text:p>
      <text:p text:style-name="Standard">אין שום א שהוא ב</text:p>
      <text:p text:style-name="Standard">יש ג שאינו א</text:p>
      <text:p text:style-name="Standard">---there is a chair that is a furniture. There is no pearl that is a furniture. There is a chair that is not a pearl.</text:p>
      <text:p text:style-name="Standard">יש ג שאינו ב</text:p>
      <text:p text:style-name="Standard">כל א הוא ב</text:p>
      <text:p text:style-name="Standard">יש ג שאינו א</text:p>
      <text:p text:style-name="Standard">---there is a vegtable that not green. <text:span text:style-name="T6">Every cucumber is green. There is a vegtable that is not a cucumber.</text:span></text:p>
      <text:p text:style-name="P3">תמונה 3---------------------------------------</text:p>
      <text:p text:style-name="Standard">כל ב הוא ג</text:p>
      <text:p text:style-name="Standard">כל ב הוא א</text:p>
      <text:p text:style-name="Standard">יש ג שהוא א</text:p>
      <text:p text:style-name="P4">---Every square is a <text:s/>polygon. Every squre is a rectangle. There is a polygon that is a rectangle</text:p>
      <text:p text:style-name="Standard">כל ב הוא ג</text:p>
      <text:p text:style-name="Standard">אין שום ב שהוא א</text:p>
      <text:p text:style-name="P5"><text:soft-page-break/>יש ג שאינו א</text:p>
      <text:p text:style-name="P5">---every square is a polygon. There is no square that is a triangular. There is a polygon that is not a triangular.</text:p>
      <text:p text:style-name="Standard">יש ב שהוא ג</text:p>
      <text:p text:style-name="Standard">כל ב הוא א</text:p>
      <text:p text:style-name="Standard">יש ג שהוא א</text:p>
      <text:p text:style-name="Standard">---there is a cucumber that <text:s/>is big. Every cucumber is green. There is something big that is green.</text:p>
      <text:p text:style-name="Standard">כל ב הוא ג</text:p>
      <text:p text:style-name="Standard">יש ב שהוא א</text:p>
      <text:p text:style-name="Standard">יש ג שהוא א</text:p>
      <text:p text:style-name="Standard">---every bus is a vehicle. There is bus that is green. There is veicle that is green.</text:p>
      <text:p text:style-name="Standard">יש ב שהא ג</text:p>
      <text:p text:style-name="Standard">אין שום ב שהוא א</text:p>
      <text:p text:style-name="Standard">יש ג שאינו א</text:p>
      <text:p text:style-name="Standard">---there is a tomato that is green. There is no tomato that is fruit. There something green that is not a fruit.</text:p>
      <text:p text:style-name="Standard">כל ב הוא ג</text:p>
      <text:p text:style-name="Standard">יש ב שאינו א</text:p>
      <text:p text:style-name="Standard">יש ג שאינו א <text:s text:c="1857"/></text:p>
      <text:p text:style-name="Standard">---every car is a vehicle. There is a car that is not green. There is a vehicle that is not gre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9:59:45.405557925</meta:creation-date>
    <dc:date>2024-03-28T17:35:47.281178816</dc:date>
    <meta:editing-duration>PT1H41M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60" meta:word-count="488" meta:character-count="3976" meta:non-whitespace-character-count="1700"/>
  </office:meta>
</office:document-meta>
</file>